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Contents_20_1">
      <style:paragraph-properties fo:text-align="end" style:justify-single-word="false"/>
    </style:style>
    <style:style style:name="P5" style:family="paragraph" style:parent-style-name="Contents_20_1"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Text_20_body">
      <style:text-properties officeooo:paragraph-rsid="004c724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officeooo:rsid="0033ea40"/>
    </style:style>
    <style:style style:name="T4" style:family="text">
      <style:text-properties officeooo:rsid="003553cc"/>
    </style:style>
    <style:style style:name="T5" style:family="text">
      <style:text-properties officeooo:rsid="003cedbe"/>
    </style:style>
    <style:style style:name="T6" style:family="text">
      <style:text-properties officeooo:rsid="0042e75a"/>
    </style:style>
    <style:style style:name="T7" style:family="text">
      <style:text-properties officeooo:rsid="00448866"/>
    </style:style>
    <style:style style:name="T8" style:family="text">
      <style:text-properties officeooo:rsid="0045a0a9"/>
    </style:style>
    <style:style style:name="T9" style:family="text">
      <style:text-properties officeooo:rsid="004bbd3d"/>
    </style:style>
    <style:style style:name="T10" style:family="text">
      <style:text-properties officeooo:rsid="0014ac16"/>
    </style:style>
    <style:style style:name="T11" style:family="text">
      <style:text-properties officeooo:rsid="0014ff0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3971559246032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3971559319728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3971559319296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3971559384240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397155938483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85456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3971559386112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397155938676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87472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3971559388096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397155938872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89424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397155939012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90864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3971559391600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3971559392336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3971559393072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39715593943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95088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3971559395824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397155939656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97296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3971559398032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397155939876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71559399504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39715594002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5">: </text:span><text:span text:style-name="T5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3971559320832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3971559412992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3971559413904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3971559414496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3971559415088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3971559415632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<text:soft-page-break/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6"> </text:span><text:text-input text:description="&lt;/if&gt;">&lt;/if&gt;</text:text-input><text:text-input text:description="&lt;if test=&quot;o.honorific is False&quot;&gt;">&lt;if test="o.honorific is False"&gt;</text:text-input>te<text:span text:style-name="T7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8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6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Text_20_body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9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4"><text:text-input text:description="&lt;line.va_ol&gt;">&lt;va_ol&gt;</text:text-input></text:span><text:s/><text:span text:style-name="T3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7"><text:text-input text:description="&lt;if test=&quot;o.DR == True&quot;&gt;">if DR info</text:text-input><text:span text:style-name="T11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7"><text:span text:style-name="T10"><text:text-input text:description="&lt;if test=&quot;o.DMLA == True&quot;&gt;">if DMLA info</text:text-input></text:span><text:span text:style-name="T10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text:line-break/><text:text-input text:description="&lt;if test=&quot;o.receiver_partner is True&quot;&gt;">&lt;if test="o.receiver_partner is True"&gt;</text:text-input></text:p>
      <text:p text:style-name="Text_20_body"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P2"><draw:frame draw:style-name="fr1" draw:name="graphics1" text:anchor-type="paragraph" svg:x="4.1063in" svg:y="0.0819in" svg:width="2.2134in" svg:height="0.7098in" draw:z-index="0"><draw:image xlink:href="Pictures/100002010000040900000166CD8CDEB959EDAD13.png" xlink:type="simple" xlink:show="embed" xlink:actuate="onLoad" draw:mime-type="image/png"/></draw:frame><text:soft-page-break/><text:text-input text:description="&lt;user.signature&gt;">&lt;user.signature&gt;</text:text-input></text:p>
      <text:p text:style-name="Text_20_body"/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3971559568816">
          <table:table-cell table:style-name="Table3.A1" table:number-columns-spanned="3" office:value-type="string">
            <text:p text:style-name="P5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971559842736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971559845088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971559846464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4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3971559851968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4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3971559857312">
          <table:table-cell table:style-name="Table3.A1" office:value-type="string">
            <text:p text:style-name="P3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971559859616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398in" fo:margin-bottom="0in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in" fo:margin-bottom="0in" style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2-31T00:27:24.843120914</dc:date>
    <meta:editing-duration>P1DT3H24M49S</meta:editing-duration>
    <meta:editing-cycles>241</meta:editing-cycles>
    <meta:document-statistic meta:table-count="3" meta:image-count="1" meta:object-count="0" meta:page-count="3" meta:paragraph-count="122" meta:word-count="903" meta:character-count="4600" meta:non-whitespace-character-count="4253"/>
  </office:meta>
</office:document-meta>
</file>